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style:style style:name="T2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wywyższony,</text:span><text:span text:style-name="T1"><text:line-break/></text:span><text:span text:style-name="T1">nasz Król wywyższony</text:span><text:span text:style-name="T1"><text:line-break/></text:span><text:span text:style-name="T1">wśród chwał,</text:span><text:span text:style-name="T1"><text:line-break/></text:span><text:span text:style-name="T1">Uwielbiajmy Go.</text:span><text:span text:style-name="T1"><text:line-break/></text:span><text:span text:style-name="T1">Pan wywyższony,</text:span><text:span text:style-name="T1"><text:line-break/></text:span><text:span text:style-name="T1">nasz Król wywyższony,</text:span><text:span text:style-name="T1"><text:line-break/></text:span><text:span text:style-name="T1">Oddajmy Jemu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On Królem jest,</text:span><text:span text:style-name="T2"><text:line-break/></text:span><text:span text:style-name="T2">Jego łaska</text:span><text:span text:style-name="T2"><text:line-break/></text:span><text:span text:style-name="T2">na wieki tr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2">Niebo i ziemia</text:span><text:span text:style-name="T2"><text:line-break/></text:span><text:span text:style-name="T2">radują się</text:span><text:span text:style-name="T2"><text:line-break/></text:span><text:span text:style-name="T2">Jego imieniem</text:span><text:span text:style-name="T2"><text:line-break/></text:span><text:span text:style-name="T2">Pan wywyższony,</text:span><text:span text:style-name="T1"><text:line-break/></text:span><text:span text:style-name="T1">nasz Król wywyższony</text:span><text:span text:style-name="T1"><text:line-break/></text:span><text:span text:style-name="T1">wśród chwał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7:57:53</meta:creation-date>
    <dc:date>2013-04-30T19:18:24.76</dc:date>
    <dc:language>pl-PL</dc:language>
    <meta:editing-cycles>7</meta:editing-cycles>
    <meta:editing-duration>PT5M13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